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officeooo:rsid="00bbed8f" officeooo:paragraph-rsid="0014e302" style:font-size-asian="15pt" style:font-style-asian="italic" style:font-size-complex="15pt" style:font-style-complex="italic"/>
    </style:style>
    <style:style style:name="P2" style:family="paragraph" style:parent-style-name="Standard">
      <style:text-properties fo:font-size="15pt" fo:font-style="italic" officeooo:rsid="007f4eb7" officeooo:paragraph-rsid="0014e302" style:font-size-asian="15pt" style:font-style-asian="italic" style:font-size-complex="15pt" style:font-style-complex="italic"/>
    </style:style>
    <style:style style:name="P3" style:family="paragraph" style:parent-style-name="Standard">
      <style:text-properties fo:font-size="15pt" fo:font-style="normal" officeooo:rsid="005ddfef" officeooo:paragraph-rsid="0014e302" style:font-size-asian="15pt" style:font-style-asian="normal" style:font-size-complex="15pt" style:font-style-complex="normal"/>
    </style:style>
    <style:style style:name="P4" style:family="paragraph" style:parent-style-name="Standard">
      <style:text-properties fo:font-size="15pt" fo:font-style="normal" officeooo:rsid="00648c56" officeooo:paragraph-rsid="0014e302" style:font-size-asian="15pt" style:font-style-asian="normal" style:font-size-complex="15pt" style:font-style-complex="normal"/>
    </style:style>
    <style:style style:name="P5" style:family="paragraph" style:parent-style-name="Standard">
      <style:text-properties fo:font-size="15pt" fo:font-style="normal" officeooo:rsid="0066703a" officeooo:paragraph-rsid="0014e302" style:font-size-asian="15pt" style:font-style-asian="normal" style:font-size-complex="15pt" style:font-style-complex="normal"/>
    </style:style>
    <style:style style:name="P6" style:family="paragraph" style:parent-style-name="Standard">
      <style:text-properties fo:font-size="15pt" fo:font-style="normal" officeooo:rsid="008237d5" officeooo:paragraph-rsid="0014e302" style:font-size-asian="15pt" style:font-style-asian="normal" style:font-size-complex="15pt" style:font-style-complex="normal"/>
    </style:style>
    <style:style style:name="P7" style:family="paragraph" style:parent-style-name="Standard">
      <style:text-properties fo:font-size="15pt" fo:font-style="normal" officeooo:rsid="001e2daa" officeooo:paragraph-rsid="00326650" style:font-size-asian="15pt" style:font-style-asian="normal" style:font-size-complex="15pt" style:font-style-complex="normal"/>
    </style:style>
    <style:style style:name="P8" style:family="paragraph" style:parent-style-name="Standard">
      <style:text-properties fo:font-size="15pt" fo:font-style="normal" officeooo:rsid="00478ed0" officeooo:paragraph-rsid="00478ed0" style:font-size-asian="15pt" style:font-style-asian="normal" style:font-size-complex="15pt" style:font-style-complex="normal"/>
    </style:style>
    <style:style style:name="P9" style:family="paragraph" style:parent-style-name="Standard">
      <style:text-properties fo:font-size="15pt" fo:font-style="normal" officeooo:rsid="0050387e" officeooo:paragraph-rsid="0050387e" style:font-size-asian="15pt" style:font-style-asian="normal" style:font-size-complex="15pt" style:font-style-complex="normal"/>
    </style:style>
    <style:style style:name="P10" style:family="paragraph" style:parent-style-name="Standard">
      <style:text-properties fo:font-size="15pt" fo:font-style="normal" officeooo:rsid="006e5191" officeooo:paragraph-rsid="006e5191" style:font-size-asian="15pt" style:font-style-asian="normal" style:font-size-complex="15pt" style:font-style-complex="normal"/>
    </style:style>
    <style:style style:name="P11" style:family="paragraph" style:parent-style-name="Standard">
      <style:text-properties fo:font-size="15pt" fo:font-style="normal" fo:font-weight="bold" officeooo:rsid="00648c56" officeooo:paragraph-rsid="0014e302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fo:font-size="15pt" fo:font-style="normal" fo:font-weight="bold" officeooo:rsid="00ae04ea" officeooo:paragraph-rsid="0014e302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font-style="normal" style:text-underline-style="none" fo:font-weight="bold" officeooo:rsid="00307262" officeooo:paragraph-rsid="00326650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font-style="normal" style:text-underline-style="none" fo:font-weight="normal" officeooo:rsid="00456f15" officeooo:paragraph-rsid="00326650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fo:font-size="15pt" fo:font-style="normal" style:text-underline-style="none" fo:font-weight="normal" officeooo:rsid="00307262" officeooo:paragraph-rsid="001e2daa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fo:font-size="15pt" fo:font-style="normal" style:text-underline-style="none" fo:font-weight="normal" officeooo:rsid="005539e7" officeooo:paragraph-rsid="0050387e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style:text-position="0% 100%" fo:font-size="15pt" fo:font-style="normal" fo:font-weight="normal" officeooo:rsid="009b389d" officeooo:paragraph-rsid="0014e302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style:text-position="0% 100%" fo:font-size="15pt" fo:font-style="normal" fo:font-weight="normal" officeooo:rsid="00ae04ea" officeooo:paragraph-rsid="0014e302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text-properties style:text-position="0% 100%" fo:font-size="15pt" fo:font-style="normal" fo:font-weight="normal" officeooo:rsid="006e5191" officeooo:paragraph-rsid="006e5191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style:text-position="0% 100%" fo:font-size="15pt" fo:font-style="italic" fo:font-weight="normal" officeooo:rsid="00b8bba8" officeooo:paragraph-rsid="0014e302" style:font-size-asian="15pt" style:font-style-asian="italic" style:font-weight-asian="normal" style:font-size-complex="15pt" style:font-style-complex="italic" style:font-weight-complex="normal"/>
    </style:style>
    <style:style style:name="P21" style:family="paragraph" style:parent-style-name="Standard">
      <style:text-properties fo:font-size="15pt" fo:font-style="normal" officeooo:rsid="001e2daa" officeooo:paragraph-rsid="00326650" style:font-size-asian="15pt" style:font-style-asian="normal" style:font-size-complex="15pt" style:font-style-complex="normal"/>
    </style:style>
    <style:style style:name="P22" style:family="paragraph" style:parent-style-name="Standard">
      <style:text-properties fo:font-size="15pt" fo:font-style="normal" fo:font-weight="bold" officeooo:rsid="0087efc1" officeooo:paragraph-rsid="0087efc1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752446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76c013" style:font-style-asian="normal" style:font-weight-asian="normal" style:font-style-complex="normal" style:font-weight-complex="normal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b6a97b" style:font-weight-asian="normal" style:font-weight-complex="normal"/>
    </style:style>
    <style:style style:name="T8" style:family="text">
      <style:text-properties style:text-position="0% 100%" fo:font-weight="normal" officeooo:rsid="00723eec" style:font-weight-asian="normal" style:font-weight-complex="normal"/>
    </style:style>
    <style:style style:name="T9" style:family="text">
      <style:text-properties style:text-position="0% 100%" fo:font-weight="normal" officeooo:rsid="00726948" style:font-weight-asian="normal" style:font-weight-complex="normal"/>
    </style:style>
    <style:style style:name="T10" style:family="text">
      <style:text-properties style:text-position="0% 100%" fo:font-weight="normal" officeooo:rsid="0076c013" style:font-weight-asian="normal" style:font-weight-complex="normal"/>
    </style:style>
    <style:style style:name="T11" style:family="text">
      <style:text-properties style:text-position="0% 100%" fo:font-weight="bold" officeooo:rsid="00723eec" style:font-weight-asian="bold" style:font-weight-complex="bold"/>
    </style:style>
    <style:style style:name="T12" style:family="text">
      <style:text-properties style:text-position="0% 100%" officeooo:rsid="009b389d"/>
    </style:style>
    <style:style style:name="T13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8fe7c" style:font-style-asian="italic" style:font-style-complex="italic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35e109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4c794e" style:font-style-asian="italic" style:font-weight-asian="normal" style:font-style-complex="italic" style:font-weight-complex="normal"/>
    </style:style>
    <style:style style:name="T19" style:family="text">
      <style:text-properties fo:font-weight="bold" officeooo:rsid="006aa32c" style:font-weight-asian="bold" style:font-weight-complex="bold"/>
    </style:style>
    <style:style style:name="T20" style:family="text">
      <style:text-properties fo:font-weight="bold" officeooo:rsid="008424dc" style:font-weight-asian="bold" style:font-weight-complex="bold"/>
    </style:style>
    <style:style style:name="T21" style:family="text">
      <style:text-properties fo:font-weight="bold" officeooo:rsid="0022b92e" style:font-weight-asian="bold" style:font-weight-complex="bold"/>
    </style:style>
    <style:style style:name="T22" style:family="text">
      <style:text-properties fo:font-weight="bold" officeooo:rsid="0028fe7c" style:font-weight-asian="bold" style:font-weight-complex="bold"/>
    </style:style>
    <style:style style:name="T23" style:family="text">
      <style:text-properties fo:font-weight="bold" officeooo:rsid="002daa5d" style:font-weight-asian="bold" style:font-weight-complex="bold"/>
    </style:style>
    <style:style style:name="T24" style:family="text">
      <style:text-properties fo:font-weight="bold" officeooo:rsid="00307262" style:font-weight-asian="bold" style:font-weight-complex="bold"/>
    </style:style>
    <style:style style:name="T25" style:family="text">
      <style:text-properties fo:font-weight="bold" officeooo:rsid="0064672e" style:font-weight-asian="bold" style:font-weight-complex="bold"/>
    </style:style>
    <style:style style:name="T26" style:family="text">
      <style:text-properties fo:font-weight="bold" officeooo:rsid="0064831e" style:font-weight-asian="bold" style:font-weight-complex="bold"/>
    </style:style>
    <style:style style:name="T27" style:family="text">
      <style:text-properties fo:font-weight="bold" officeooo:rsid="006b4f4e" style:font-weight-asian="bold" style:font-weight-complex="bold"/>
    </style:style>
    <style:style style:name="T28" style:family="text">
      <style:text-properties fo:font-weight="bold" officeooo:rsid="006d56df" style:font-weight-asian="bold" style:font-weight-complex="bold"/>
    </style:style>
    <style:style style:name="T29" style:family="text">
      <style:text-properties officeooo:rsid="006aa32c"/>
    </style:style>
    <style:style style:name="T30" style:family="text">
      <style:text-properties officeooo:rsid="008424dc"/>
    </style:style>
    <style:style style:name="T31" style:family="text">
      <style:text-properties officeooo:rsid="001ef028"/>
    </style:style>
    <style:style style:name="T32" style:family="text">
      <style:text-properties fo:font-weight="normal" officeooo:rsid="0022b92e" style:font-weight-asian="normal" style:font-weight-complex="normal"/>
    </style:style>
    <style:style style:name="T33" style:family="text">
      <style:text-properties fo:font-weight="normal" officeooo:rsid="002daa5d" style:font-weight-asian="normal" style:font-weight-complex="normal"/>
    </style:style>
    <style:style style:name="T34" style:family="text">
      <style:text-properties fo:font-weight="normal" officeooo:rsid="002fa92f" style:font-weight-asian="normal" style:font-weight-complex="normal"/>
    </style:style>
    <style:style style:name="T35" style:family="text">
      <style:text-properties fo:font-weight="normal" officeooo:rsid="006d56df" style:font-weight-asian="normal" style:font-weight-complex="normal"/>
    </style:style>
    <style:style style:name="T36" style:family="text">
      <style:text-properties fo:font-weight="normal" officeooo:rsid="006dbd13" style:font-weight-asian="normal" style:font-weight-complex="normal"/>
    </style:style>
    <style:style style:name="T37" style:family="text">
      <style:text-properties fo:font-weight="normal" officeooo:rsid="0078a845" style:font-weight-asian="normal" style:font-weight-complex="normal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underline-style="none" fo:font-weight="bold" officeooo:rsid="0022b92e" style:font-weight-asian="bold" style:font-weight-complex="bold"/>
    </style:style>
    <style:style style:name="T40" style:family="text">
      <style:text-properties style:text-underline-style="none" fo:font-weight="bold" officeooo:rsid="00422aa6" style:font-weight-asian="bold" style:font-weight-complex="bold"/>
    </style:style>
    <style:style style:name="T41" style:family="text">
      <style:text-properties style:text-underline-style="none" fo:font-weight="bold" officeooo:rsid="004413e2" style:font-weight-asian="bold" style:font-weight-complex="bold"/>
    </style:style>
    <style:style style:name="T42" style:family="text">
      <style:text-properties style:text-underline-style="none" fo:font-weight="bold" officeooo:rsid="00456f15" style:font-weight-asian="bold" style:font-weight-complex="bold"/>
    </style:style>
    <style:style style:name="T43" style:family="text">
      <style:text-properties style:text-underline-style="none" fo:font-weight="bold" officeooo:rsid="00574f6f" style:font-weight-asian="bold" style:font-weight-complex="bold"/>
    </style:style>
    <style:style style:name="T44" style:family="text">
      <style:text-properties style:text-underline-style="none" fo:font-weight="bold" officeooo:rsid="00539ae8" style:font-weight-asian="bold" style:font-weight-complex="bold"/>
    </style:style>
    <style:style style:name="T45" style:family="text">
      <style:text-properties style:text-underline-style="none" fo:font-weight="bold" officeooo:rsid="0081e3e9" style:font-weight-asian="bold" style:font-weight-complex="bold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officeooo:rsid="00307262" style:font-weight-asian="normal" style:font-weight-complex="normal"/>
    </style:style>
    <style:style style:name="T48" style:family="text">
      <style:text-properties style:text-underline-style="none" fo:font-weight="normal" officeooo:rsid="0035e109" style:font-weight-asian="normal" style:font-weight-complex="normal"/>
    </style:style>
    <style:style style:name="T49" style:family="text">
      <style:text-properties style:text-underline-style="none" fo:font-weight="normal" officeooo:rsid="003ad1c1" style:font-weight-asian="normal" style:font-weight-complex="normal"/>
    </style:style>
    <style:style style:name="T50" style:family="text">
      <style:text-properties style:text-underline-style="none" fo:font-weight="normal" officeooo:rsid="003dc0b6" style:font-weight-asian="normal" style:font-weight-complex="normal"/>
    </style:style>
    <style:style style:name="T51" style:family="text">
      <style:text-properties style:text-underline-style="none" fo:font-weight="normal" officeooo:rsid="003fad69" style:font-weight-asian="normal" style:font-weight-complex="normal"/>
    </style:style>
    <style:style style:name="T52" style:family="text">
      <style:text-properties style:text-underline-style="none" fo:font-weight="normal" officeooo:rsid="00405d05" style:font-weight-asian="normal" style:font-weight-complex="normal"/>
    </style:style>
    <style:style style:name="T53" style:family="text">
      <style:text-properties style:text-underline-style="none" fo:font-weight="normal" officeooo:rsid="004413e2" style:font-weight-asian="normal" style:font-weight-complex="normal"/>
    </style:style>
    <style:style style:name="T54" style:family="text">
      <style:text-properties style:text-underline-style="none" fo:font-weight="normal" officeooo:rsid="00456f15" style:font-weight-asian="normal" style:font-weight-complex="normal"/>
    </style:style>
    <style:style style:name="T55" style:family="text">
      <style:text-properties style:text-underline-style="none" fo:font-weight="normal" officeooo:rsid="0048b9db" style:font-weight-asian="normal" style:font-weight-complex="normal"/>
    </style:style>
    <style:style style:name="T56" style:family="text">
      <style:text-properties style:text-underline-style="none" fo:font-weight="normal" officeooo:rsid="004c28dc" style:font-weight-asian="normal" style:font-weight-complex="normal"/>
    </style:style>
    <style:style style:name="T57" style:family="text">
      <style:text-properties style:text-underline-style="none" fo:font-weight="normal" officeooo:rsid="004c794e" style:font-weight-asian="normal" style:font-weight-complex="normal"/>
    </style:style>
    <style:style style:name="T58" style:family="text">
      <style:text-properties style:text-underline-style="none" fo:font-weight="normal" officeooo:rsid="0051e931" style:font-weight-asian="normal" style:font-weight-complex="normal"/>
    </style:style>
    <style:style style:name="T59" style:family="text">
      <style:text-properties style:text-underline-style="none" fo:font-weight="normal" officeooo:rsid="00539ae8" style:font-weight-asian="normal" style:font-weight-complex="normal"/>
    </style:style>
    <style:style style:name="T60" style:family="text">
      <style:text-properties style:text-underline-style="none" fo:font-weight="normal" officeooo:rsid="0053afdd" style:font-weight-asian="normal" style:font-weight-complex="normal"/>
    </style:style>
    <style:style style:name="T61" style:family="text">
      <style:text-properties style:text-underline-style="none" fo:font-weight="normal" officeooo:rsid="005493d9" style:font-weight-asian="normal" style:font-weight-complex="normal"/>
    </style:style>
    <style:style style:name="T62" style:family="text">
      <style:text-properties style:text-underline-style="none" fo:font-weight="normal" officeooo:rsid="005539e7" style:font-weight-asian="normal" style:font-weight-complex="normal"/>
    </style:style>
    <style:style style:name="T63" style:family="text">
      <style:text-properties officeooo:rsid="0028fe7c"/>
    </style:style>
    <style:style style:name="T64" style:family="text">
      <style:text-properties fo:font-size="18pt" officeooo:rsid="008a8bac" style:font-size-asian="15.75pt" style:font-size-complex="18pt"/>
    </style:style>
    <style:style style:name="T65" style:family="text">
      <style:text-properties fo:font-size="18pt" officeooo:rsid="008b1846" style:font-size-asian="15.75pt" style:font-size-complex="18pt"/>
    </style:style>
    <style:style style:name="T66" style:family="text">
      <style:text-properties fo:font-size="18pt" officeooo:rsid="008b60e2" style:font-size-asian="15.75pt" style:font-size-complex="18pt"/>
    </style:style>
    <style:style style:name="T67" style:family="text">
      <style:text-properties fo:font-size="18pt" officeooo:rsid="008ba797" style:font-size-asian="15.75pt" style:font-size-complex="18pt"/>
    </style:style>
    <style:style style:name="T68" style:family="text">
      <style:text-properties officeooo:rsid="008a8b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text:tab/><text:tab/><text:tab/> <text:s text:c="2"/><text:span text:style-name="T64">Bugs </text:span><text:span text:style-name="T65">Bunny </text:span><text:span text:style-name="T66">plays with </text:span><text:span text:style-name="T67">Coins</text:span></text:p>
      <text:p text:style-name="P22"/>
      <text:p text:style-name="P22">PROBLEM STATEMENT:</text:p>
      <text:p text:style-name="P7"/>
      <text:p text:style-name="P7"><text:span text:style-name="T14">Bugs Bunny</text:span> and <text:span text:style-name="T14">Elmer Fudd</text:span> <text:span text:style-name="T31">play a game of coins. </text:span></text:p>
      <text:p text:style-name="P7"><text:span text:style-name="T31">Each time they throw the coin and note the face (</text:span><text:span text:style-name="T21">H </text:span><text:span text:style-name="T32">for </text:span><text:span text:style-name="T39">Heads</text:span><text:span text:style-name="T32"> and </text:span><text:span text:style-name="T21">T </text:span><text:span text:style-name="T32">for </text:span><text:span text:style-name="T21">Tales</text:span><text:span text:style-name="T31">) that turned up in a secret diary not visible to any of them.</text:span></text:p>
      <text:p text:style-name="P7"><text:span text:style-name="T31">After the last entry it was decided that </text:span><text:span text:style-name="T15">Bunny </text:span><text:span text:style-name="T63"><text:s/>would win and could escape </text:span><text:span text:style-name="T15">Elmer Fudd </text:span><text:span text:style-name="T63">only if the number of </text:span><text:span text:style-name="T22">Heads</text:span><text:span text:style-name="T63"> that turned up is </text:span><text:span text:style-name="T22">greater</text:span><text:span text:style-name="T63"> </text:span><text:span text:style-name="T22">than</text:span><text:span text:style-name="T63"> or </text:span><text:span text:style-name="T23">equal to </text:span><text:span text:style-name="T33">that </text:span><text:span text:style-name="T34">of </text:span><text:span text:style-name="T24">Tales.</text:span></text:p>
      <text:p text:style-name="P13"/>
      <text:p text:style-name="P7"><text:span text:style-name="T48">Being </text:span><text:span text:style-name="T17">Bunny’s greatest fan, </text:span><text:span text:style-name="T49">you want to save Bunny </text:span><text:span text:style-name="T50">and thus decided to </text:span><text:span text:style-name="T51">flip the sequence </text:span><text:span text:style-name="T52">for </text:span><text:span text:style-name="T45">any number of </text:span><text:span text:style-name="T40">contiguous entries </text:span><text:span text:style-name="T45">only once</text:span><text:span text:style-name="T40">. </text:span><text:span text:style-name="T41">Flipping </text:span><text:span text:style-name="T53">means that Heads would </text:span><text:span text:style-name="T54">change to Tales and vice versa.</text:span></text:p>
      <text:p text:style-name="P14"/>
      <text:p text:style-name="P8"><text:span text:style-name="T42">N</text:span><text:span text:style-name="T38">ote</text:span><text:span text:style-name="T46"> </text:span><text:span text:style-name="T57">(</text:span><text:span text:style-name="T18">The saddest part</text:span><text:span text:style-name="T57">)</text:span><text:span text:style-name="T46"> – This operation may even </text:span><text:span text:style-name="T16">decrease</text:span><text:span text:style-name="T46"> </text:span><text:span text:style-name="T55">the number of Heads in total in worst case, but still </text:span><text:span text:style-name="T56">you need to perform it.</text:span></text:p>
      <text:p text:style-name="P15"/>
      <text:p text:style-name="P9"><text:span text:style-name="T47">C</text:span><text:span text:style-name="T46">alculate </text:span><text:span text:style-name="T58">the </text:span><text:span text:style-name="T44">maximum</text:span><text:span text:style-name="T59"> number of Heads </text:span><text:span text:style-name="T60">after </text:span><text:span text:style-name="T61">performing the </text:span><text:span text:style-name="T62">operation </text:span><text:span text:style-name="T43">exactly </text:span><text:span text:style-name="T62">once.</text:span></text:p>
      <text:p text:style-name="P16"/>
      <text:p text:style-name="P3"/>
      <text:p text:style-name="P11">INPUT:</text:p>
      <text:p text:style-name="P4"/>
      <text:p text:style-name="P5">First line <text:span text:style-name="T29">contains an integer </text:span><text:span text:style-name="T19">N</text:span><text:span text:style-name="T29">, denoting the number of times they played the game. </text:span></text:p>
      <text:p text:style-name="P2"/>
      <text:p text:style-name="P6">Next line <text:span text:style-name="T30">contains </text:span><text:span text:style-name="T25">N </text:span><text:span text:style-name="T26">characters </text:span><text:span text:style-name="T37">(A[1], A[2]....A[N])</text:span><text:span text:style-name="T30">, denoting the face that apperared in the </text:span><text:span text:style-name="T20">i</text:span><text:span text:style-name="T30">-th game. Here, </text:span><text:span text:style-name="T20">‘</text:span><text:span text:style-name="T27">H’ </text:span><text:span text:style-name="T35">denotes Heads and </text:span><text:span text:style-name="T28">‘T’</text:span><text:span text:style-name="T35"> </text:span><text:span text:style-name="T36">denotes Tales.</text:span></text:p>
      <text:p text:style-name="P17"/>
      <text:p text:style-name="P17"/>
      <text:p text:style-name="P12"><text:span text:style-name="T12">O</text:span><text:span text:style-name="T1">UTPUT:</text:span></text:p>
      <text:p text:style-name="P18"/>
      <text:p text:style-name="P10"><text:span text:style-name="T7">P</text:span><text:span text:style-name="T6">rint an integer – </text:span><text:span text:style-name="T8">the </text:span><text:span text:style-name="T11">maximal </text:span><text:span text:style-name="T9">number of Heads that can be obtained after exactly one operation.</text:span></text:p>
      <text:p text:style-name="P19"/>
      <text:p text:style-name="P18"/>
      <text:p text:style-name="P20">Constraints:</text:p>
      <text:p text:style-name="P20"/>
      <text:p text:style-name="P1"><text:span text:style-name="T2">1 &lt;= N &lt;=10</text:span><text:span text:style-name="T13">5</text:span></text:p>
      <text:p text:style-name="P1"><text:span text:style-name="T4">A[i] = ‘H’ for Heads and ‘T’ for Tales. </text:span><text:span text:style-name="T5">(</text:span><text:span text:style-name="T10">without quotes</text:span><text:span text:style-name="T5">)</text:span><text:span text:style-name="T3"> </text:span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7:45:31.014648104</meta:creation-date>
    <dc:date>2019-06-15T19:32:19.765165976</dc:date>
    <meta:editing-duration>PT40M14S</meta:editing-duration>
    <meta:editing-cycles>106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26" meta:character-count="1254" meta:non-whitespace-character-count="1030"/>
  </office:meta>
</office:document-meta>
</file>